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language-asian="es" style:country-asian="ES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00880e7"/>
    </style:style>
    <style:style style:name="P4" style:family="paragraph" style:parent-style-name="Normal">
      <style:paragraph-properties fo:text-align="justify" style:justify-single-word="false"/>
      <style:text-properties officeooo:paragraph-rsid="000a60c3"/>
    </style:style>
    <style:style style:name="P5" style:family="paragraph" style:parent-style-name="Normal">
      <style:paragraph-properties fo:text-align="justify" style:justify-single-word="false"/>
      <style:text-properties officeooo:paragraph-rsid="000bcfe1"/>
    </style:style>
    <style:style style:name="P6" style:family="paragraph" style:parent-style-name="Normal">
      <style:paragraph-properties fo:text-align="justify" style:justify-single-word="false"/>
      <style:text-properties officeooo:paragraph-rsid="001c5e3c"/>
    </style:style>
    <style:style style:name="P7" style:family="paragraph" style:parent-style-name="Normal">
      <style:paragraph-properties fo:text-align="justify" style:justify-single-word="false"/>
      <style:text-properties officeooo:rsid="0018dadd" officeooo:paragraph-rsid="002023ce"/>
    </style:style>
    <style:style style:name="P8" style:family="paragraph" style:parent-style-name="Normal">
      <style:paragraph-properties fo:text-align="justify" style:justify-single-word="false"/>
      <style:text-properties officeooo:rsid="0018dadd" officeooo:paragraph-rsid="0036045d"/>
    </style:style>
    <style:style style:name="P9" style:family="paragraph" style:parent-style-name="Normal">
      <style:paragraph-properties fo:text-align="justify" style:justify-single-word="false"/>
      <style:text-properties officeooo:rsid="002023ce" officeooo:paragraph-rsid="002023ce"/>
    </style:style>
    <style:style style:name="P10" style:family="paragraph" style:parent-style-name="Normal">
      <style:paragraph-properties fo:text-align="justify" style:justify-single-word="false"/>
      <style:text-properties officeooo:rsid="002ec9b8" officeooo:paragraph-rsid="002ec9b8"/>
    </style:style>
    <style:style style:name="P11" style:family="paragraph" style:parent-style-name="Normal">
      <style:paragraph-properties fo:text-align="justify" style:justify-single-word="false"/>
      <style:text-properties officeooo:rsid="002134f9" officeooo:paragraph-rsid="00429301"/>
    </style:style>
    <style:style style:name="P12" style:family="paragraph" style:parent-style-name="Normal">
      <style:paragraph-properties fo:text-align="justify" style:justify-single-word="false"/>
      <style:text-properties officeooo:rsid="0029cf32" officeooo:paragraph-rsid="0029cf32"/>
    </style:style>
    <style:style style:name="P13" style:family="paragraph" style:parent-style-name="Heading" style:master-page-name="MP0">
      <style:paragraph-properties fo:text-align="center" style:justify-single-word="false" style:page-number="auto" fo:break-before="page"/>
      <style:text-properties fo:font-size="24pt" style:font-name-asian="Times New Roman" style:font-size-asian="24pt" style:language-asian="es" style:country-asian="ES" style:font-size-complex="24pt"/>
    </style:style>
    <style:style style:name="P14" style:family="paragraph" style:parent-style-name="Heading_20_1">
      <style:paragraph-properties fo:text-align="justify" style:justify-single-word="false"/>
      <style:text-properties style:language-asian="es" style:country-asian="ES"/>
    </style:style>
    <style:style style:name="P15" style:family="paragraph" style:parent-style-name="Heading_20_1">
      <style:paragraph-properties fo:text-align="justify" style:justify-single-word="false"/>
      <style:text-properties officeooo:paragraph-rsid="00452a2c" style:language-asian="es" style:country-asian="ES"/>
    </style:style>
    <style:style style:name="P16" style:family="paragraph" style:parent-style-name="Heading_20_2">
      <style:paragraph-properties fo:text-align="justify" style:justify-single-word="false"/>
      <style:text-properties style:language-asian="es" style:country-asian="ES"/>
    </style:style>
    <style:style style:name="P17" style:family="paragraph" style:parent-style-name="Heading_20_2">
      <style:paragraph-properties fo:text-align="justify" style:justify-single-word="false"/>
      <style:text-properties officeooo:paragraph-rsid="000880e7"/>
    </style:style>
    <style:style style:name="P18" style:family="paragraph" style:parent-style-name="Heading_20_2">
      <style:paragraph-properties fo:text-align="justify" style:justify-single-word="false"/>
      <style:text-properties officeooo:rsid="000a60c3" officeooo:paragraph-rsid="000a60c3"/>
    </style:style>
    <style:style style:name="P19" style:family="paragraph" style:parent-style-name="Heading_20_2">
      <style:paragraph-properties fo:text-align="justify" style:justify-single-word="false"/>
      <style:text-properties officeooo:rsid="00142b5b" officeooo:paragraph-rsid="00142b5b"/>
    </style:style>
    <style:style style:name="P20" style:family="paragraph" style:parent-style-name="Heading_20_2">
      <style:paragraph-properties fo:text-align="justify" style:justify-single-word="false"/>
      <style:text-properties officeooo:rsid="00142b5b" officeooo:paragraph-rsid="00375147"/>
    </style:style>
    <style:style style:name="P21" style:family="paragraph" style:parent-style-name="Heading_20_3">
      <style:paragraph-properties fo:text-align="justify" style:justify-single-word="false"/>
      <style:text-properties fo:color="#3465a4" loext:opacity="100%" fo:font-size="11pt" fo:font-style="normal" style:text-underline-style="solid" style:text-underline-width="auto" style:text-underline-color="font-color" fo:font-weight="normal" officeooo:rsid="001bd7a5" officeooo:paragraph-rsid="001c5e3c" style:font-size-asian="11pt" style:font-style-asian="normal" style:font-size-complex="11pt" style:font-style-complex="normal"/>
    </style:style>
    <style:style style:name="P22" style:family="paragraph" style:parent-style-name="Heading_20_3">
      <style:paragraph-properties fo:text-align="justify" style:justify-single-word="false"/>
      <style:text-properties fo:color="#3465a4" loext:opacity="100%" fo:font-size="11pt" fo:font-style="normal" style:text-underline-style="solid" style:text-underline-width="auto" style:text-underline-color="font-color" fo:font-weight="normal" officeooo:rsid="002ec9b8" officeooo:paragraph-rsid="002ec9b8" style:font-size-asian="11pt" style:font-style-asian="normal" style:font-size-complex="11pt" style:font-style-complex="normal"/>
    </style:style>
    <style:style style:name="P23" style:family="paragraph" style:parent-style-name="Normal" style:list-style-name="L1">
      <style:paragraph-properties fo:text-align="justify" style:justify-single-word="false"/>
    </style:style>
    <style:style style:name="P24" style:family="paragraph" style:parent-style-name="Normal" style:list-style-name="L1">
      <style:paragraph-properties fo:text-align="justify" style:justify-single-word="false"/>
      <style:text-properties officeooo:paragraph-rsid="000dc5a9"/>
    </style:style>
    <style:style style:name="P25" style:family="paragraph" style:parent-style-name="Normal" style:list-style-name="L1">
      <style:paragraph-properties fo:text-align="justify" style:justify-single-word="false"/>
      <style:text-properties officeooo:paragraph-rsid="003bf72f"/>
    </style:style>
    <style:style style:name="P26" style:family="paragraph" style:parent-style-name="Normal" style:list-style-name="L1">
      <style:paragraph-properties fo:text-align="justify" style:justify-single-word="false"/>
      <style:text-properties officeooo:paragraph-rsid="0011a367"/>
    </style:style>
    <style:style style:name="P27" style:family="paragraph" style:parent-style-name="Normal" style:list-style-name="L2">
      <style:paragraph-properties fo:text-align="justify" style:justify-single-word="false"/>
      <style:text-properties officeooo:rsid="000dc5a9" officeooo:paragraph-rsid="000dc5a9"/>
    </style:style>
    <style:style style:name="P28" style:family="paragraph" style:parent-style-name="Normal" style:list-style-name="L2">
      <style:paragraph-properties fo:text-align="justify" style:justify-single-word="false"/>
      <style:text-properties officeooo:rsid="00142a8e" officeooo:paragraph-rsid="00142a8e"/>
    </style:style>
    <style:style style:name="P29" style:family="paragraph" style:parent-style-name="Normal">
      <style:paragraph-properties fo:text-align="justify" style:justify-single-word="false"/>
      <style:text-properties officeooo:rsid="00452a2c" officeooo:paragraph-rsid="00452a2c"/>
    </style:style>
    <style:style style:name="P30" style:family="paragraph" style:parent-style-name="Normal">
      <style:paragraph-properties fo:text-align="justify" style:justify-single-word="false"/>
      <style:text-properties officeooo:rsid="00375147" officeooo:paragraph-rsid="004745c4"/>
    </style:style>
    <style:style style:name="T1" style:family="text">
      <style:text-properties fo:color="#000000" loext:opacity="100%" style:font-name="Calibri" fo:font-weight="bold" style:language-asian="es" style:country-asian="ES" style:font-weight-asian="bold" style:font-name-complex="Calibri" style:font-weight-complex="bold"/>
    </style:style>
    <style:style style:name="T2" style:family="text">
      <style:text-properties fo:color="#000000" loext:opacity="100%" style:font-name="Calibri" fo:font-weight="bold" officeooo:rsid="0005158d" style:language-asian="es" style:country-asian="ES" style:font-weight-asian="bold" style:font-name-complex="Calibri" style:font-weight-complex="bold"/>
    </style:style>
    <style:style style:name="T3" style:family="text">
      <style:text-properties fo:color="#000000" loext:opacity="100%" style:font-name="Calibri" style:language-asian="es" style:country-asian="ES" style:font-name-complex="Calibri"/>
    </style:style>
    <style:style style:name="T4" style:family="text">
      <style:text-properties fo:color="#000000" loext:opacity="100%" style:font-name="Calibri" officeooo:rsid="0005158d" style:language-asian="es" style:country-asian="ES" style:font-name-complex="Calibri"/>
    </style:style>
    <style:style style:name="T5" style:family="text">
      <style:text-properties fo:color="#000000" loext:opacity="100%" style:font-name="Calibri" officeooo:rsid="000880e7" style:language-asian="es" style:country-asian="ES" style:font-name-complex="Calibri"/>
    </style:style>
    <style:style style:name="T6" style:family="text">
      <style:text-properties fo:color="#000000" loext:opacity="100%" style:font-name="Calibri" officeooo:rsid="000a60c3" style:language-asian="es" style:country-asian="ES" style:font-name-complex="Calibri"/>
    </style:style>
    <style:style style:name="T7" style:family="text">
      <style:text-properties fo:color="#000000" loext:opacity="100%" style:font-name="Calibri" officeooo:rsid="00338231" style:language-asian="es" style:country-asian="ES" style:font-name-complex="Calibri"/>
    </style:style>
    <style:style style:name="T8" style:family="text">
      <style:text-properties fo:color="#000000" loext:opacity="100%" style:font-name="Calibri" officeooo:rsid="003d9dc4" style:language-asian="es" style:country-asian="ES" style:font-name-complex="Calibri"/>
    </style:style>
    <style:style style:name="T9" style:family="text">
      <style:text-properties fo:color="#000000" loext:opacity="100%" style:font-name="Calibri" officeooo:rsid="003fd151" style:language-asian="es" style:country-asian="ES" style:font-name-complex="Calibri"/>
    </style:style>
    <style:style style:name="T10" style:family="text">
      <style:text-properties fo:color="#000000" loext:opacity="100%" style:font-name="Calibri" officeooo:rsid="00452a2c" style:language-asian="es" style:country-asian="ES" style:font-name-complex="Calibri"/>
    </style:style>
    <style:style style:name="T11" style:family="text">
      <style:text-properties fo:color="#000000" loext:opacity="100%" style:font-name="Calibri" fo:font-style="italic" style:language-asian="es" style:country-asian="ES" style:font-style-asian="italic" style:font-name-complex="Calibri" style:font-style-complex="italic"/>
    </style:style>
    <style:style style:name="T12" style:family="text">
      <style:text-properties fo:color="#000000" loext:opacity="100%" style:font-name="Calibri" fo:font-style="italic" officeooo:rsid="000a60c3" style:language-asian="es" style:country-asian="ES" style:font-style-asian="italic" style:font-name-complex="Calibri" style:font-style-complex="italic"/>
    </style:style>
    <style:style style:name="T13" style:family="text">
      <style:text-properties fo:color="#000000" loext:opacity="100%" style:font-name="Calibri" fo:font-style="italic" officeooo:rsid="000bcfe1" style:language-asian="es" style:country-asian="ES" style:font-style-asian="italic" style:font-name-complex="Calibri" style:font-style-complex="italic"/>
    </style:style>
    <style:style style:name="T14" style:family="text">
      <style:text-properties fo:color="#000000" loext:opacity="100%" style:font-name="Calibri" fo:font-style="normal" officeooo:rsid="000a60c3" style:language-asian="es" style:country-asian="ES" style:font-style-asian="normal" style:font-name-complex="Calibri" style:font-style-complex="normal"/>
    </style:style>
    <style:style style:name="T15" style:family="text">
      <style:text-properties fo:color="#000000" loext:opacity="100%" style:font-name="Calibri" fo:font-style="normal" officeooo:rsid="000bcfe1" style:language-asian="es" style:country-asian="ES" style:font-style-asian="normal" style:font-name-complex="Calibri" style:font-style-complex="normal"/>
    </style:style>
    <style:style style:name="T16" style:family="text">
      <style:text-properties fo:color="#000000" loext:opacity="100%" style:font-name="Calibri" fo:font-style="normal" officeooo:rsid="003fd151" style:language-asian="es" style:country-asian="ES" style:font-style-asian="normal" style:font-name-complex="Calibri" style:font-style-complex="normal"/>
    </style:style>
    <style:style style:name="T17" style:family="text">
      <style:text-properties fo:color="#000000" loext:opacity="100%" style:font-name="Calibri" fo:font-style="normal" officeooo:rsid="00452a2c" style:language-asian="es" style:country-asian="ES" style:font-style-asian="normal" style:font-name-complex="Calibri" style:font-style-complex="normal"/>
    </style:style>
    <style:style style:name="T18" style:family="text">
      <style:text-properties fo:color="#000000" loext:opacity="100%" style:font-name="Calibri" fo:font-weight="normal" officeooo:rsid="0005158d" style:language-asian="es" style:country-asian="ES" style:font-weight-asian="normal" style:font-name-complex="Calibri" style:font-weight-complex="normal"/>
    </style:style>
    <style:style style:name="T19" style:family="text">
      <style:text-properties fo:color="#000000" loext:opacity="100%" style:font-name="Calibri" fo:font-weight="normal" officeooo:rsid="003ee1cb" style:language-asian="es" style:country-asian="ES" style:font-weight-asian="normal" style:font-name-complex="Calibri" style:font-weight-complex="normal"/>
    </style:style>
    <style:style style:name="T20" style:family="text">
      <style:text-properties fo:color="#000000" loext:opacity="100%" style:font-name="Calibri" fo:font-weight="normal" officeooo:rsid="003fd151" style:language-asian="es" style:country-asian="ES" style:font-weight-asian="normal" style:font-name-complex="Calibri" style:font-weight-complex="normal"/>
    </style:style>
    <style:style style:name="T21" style:family="text">
      <style:text-properties fo:color="#000000" loext:opacity="100%" style:font-name="Calibri" style:font-name-complex="Calibri"/>
    </style:style>
    <style:style style:name="T22" style:family="text">
      <style:text-properties style:language-asian="es" style:country-asian="ES"/>
    </style:style>
    <style:style style:name="T23" style:family="text">
      <style:text-properties officeooo:rsid="000880e7" style:language-asian="es" style:country-asian="ES"/>
    </style:style>
    <style:style style:name="T24" style:family="text">
      <style:text-properties officeooo:rsid="0035da6c" style:language-asian="es" style:country-asian="ES"/>
    </style:style>
    <style:style style:name="T25" style:family="text">
      <style:text-properties officeooo:rsid="0040b1a9" style:language-asian="es" style:country-asian="ES"/>
    </style:style>
    <style:style style:name="T26" style:family="text">
      <style:text-properties officeooo:rsid="00452a2c" style:language-asian="es" style:country-asian="ES"/>
    </style:style>
    <style:style style:name="T27" style:family="text">
      <style:text-properties fo:font-style="italic" style:language-asian="es" style:country-asian="ES" style:font-style-asian="italic" style:font-style-complex="italic"/>
    </style:style>
    <style:style style:name="T28" style:family="text">
      <style:text-properties fo:font-style="italic" officeooo:rsid="00452a2c" style:language-asian="es" style:country-asian="ES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880e7" style:font-style-asian="italic" style:font-style-complex="italic"/>
    </style:style>
    <style:style style:name="T31" style:family="text">
      <style:text-properties fo:font-style="italic" officeooo:rsid="000a60c3" style:font-style-asian="italic" style:font-style-complex="italic"/>
    </style:style>
    <style:style style:name="T32" style:family="text">
      <style:text-properties fo:font-style="italic" officeooo:rsid="00176928" style:font-style-asian="italic" style:font-style-complex="italic"/>
    </style:style>
    <style:style style:name="T33" style:family="text">
      <style:text-properties fo:font-style="italic" officeooo:rsid="001c5e3c" style:font-style-asian="italic" style:font-style-complex="italic"/>
    </style:style>
    <style:style style:name="T34" style:family="text">
      <style:text-properties fo:font-style="italic" officeooo:rsid="001f0459" style:font-style-asian="italic" style:font-style-complex="italic"/>
    </style:style>
    <style:style style:name="T35" style:family="text">
      <style:text-properties fo:font-style="italic" officeooo:rsid="002023ce" style:font-style-asian="italic" style:font-style-complex="italic"/>
    </style:style>
    <style:style style:name="T36" style:family="text">
      <style:text-properties fo:font-style="italic" officeooo:rsid="002134f9" style:font-style-asian="italic" style:font-style-complex="italic"/>
    </style:style>
    <style:style style:name="T37" style:family="text">
      <style:text-properties fo:font-style="italic" officeooo:rsid="0029cf32" style:font-style-asian="italic" style:font-style-complex="italic"/>
    </style:style>
    <style:style style:name="T38" style:family="text">
      <style:text-properties fo:font-style="italic" officeooo:rsid="0035da6c" style:font-style-asian="italic" style:font-style-complex="italic"/>
    </style:style>
    <style:style style:name="T39" style:family="text">
      <style:text-properties fo:font-style="italic" officeooo:rsid="0040b1a9" style:font-style-asian="italic" style:font-style-complex="italic"/>
    </style:style>
    <style:style style:name="T40" style:family="text">
      <style:text-properties fo:font-style="italic" officeooo:rsid="0046b468" style:font-style-asian="italic" style:font-style-complex="italic"/>
    </style:style>
    <style:style style:name="T41" style:family="text">
      <style:text-properties fo:font-style="italic" officeooo:rsid="004745c4" style:font-style-asian="italic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d9dc4" style:font-weight-asian="bold" style:font-weight-complex="bold"/>
    </style:style>
    <style:style style:name="T44" style:family="text">
      <style:text-properties fo:font-weight="bold" officeooo:rsid="0011a367" style:font-weight-asian="bold" style:font-weight-complex="bold"/>
    </style:style>
    <style:style style:name="T45" style:family="text">
      <style:text-properties fo:font-weight="bold" officeooo:rsid="003b1a3b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2f04e" style:font-weight-asian="normal" style:font-weight-complex="normal"/>
    </style:style>
    <style:style style:name="T48" style:family="text">
      <style:text-properties fo:font-weight="normal" officeooo:rsid="0013150b" style:font-weight-asian="normal" style:font-weight-complex="normal"/>
    </style:style>
    <style:style style:name="T49" style:family="text">
      <style:text-properties fo:font-weight="normal" officeooo:rsid="003b1a3b" style:font-weight-asian="normal" style:font-weight-complex="normal"/>
    </style:style>
    <style:style style:name="T50" style:family="text">
      <style:text-properties fo:font-weight="normal" officeooo:rsid="003fd151" style:font-weight-asian="normal" style:font-weight-complex="normal"/>
    </style:style>
    <style:style style:name="T51" style:family="text">
      <style:text-properties fo:font-weight="normal" officeooo:rsid="004745c4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0880e7" style:font-style-asian="normal" style:font-style-complex="normal"/>
    </style:style>
    <style:style style:name="T54" style:family="text">
      <style:text-properties fo:font-style="normal" officeooo:rsid="000a60c3" style:font-style-asian="normal" style:font-style-complex="normal"/>
    </style:style>
    <style:style style:name="T55" style:family="text">
      <style:text-properties fo:font-style="normal" officeooo:rsid="00176928" style:font-style-asian="normal" style:font-style-complex="normal"/>
    </style:style>
    <style:style style:name="T56" style:family="text">
      <style:text-properties fo:font-style="normal" officeooo:rsid="001b2e76" style:font-style-asian="normal" style:font-style-complex="normal"/>
    </style:style>
    <style:style style:name="T57" style:family="text">
      <style:text-properties fo:font-style="normal" officeooo:rsid="001bd7a5" style:font-style-asian="normal" style:font-style-complex="normal"/>
    </style:style>
    <style:style style:name="T58" style:family="text">
      <style:text-properties fo:font-style="normal" officeooo:rsid="001c5e3c" style:font-style-asian="normal" style:font-style-complex="normal"/>
    </style:style>
    <style:style style:name="T59" style:family="text">
      <style:text-properties fo:font-style="normal" officeooo:rsid="001d799e" style:font-style-asian="normal" style:font-style-complex="normal"/>
    </style:style>
    <style:style style:name="T60" style:family="text">
      <style:text-properties fo:font-style="normal" officeooo:rsid="001f0459" style:font-style-asian="normal" style:font-style-complex="normal"/>
    </style:style>
    <style:style style:name="T61" style:family="text">
      <style:text-properties fo:font-style="normal" officeooo:rsid="002023ce" style:font-style-asian="normal" style:font-style-complex="normal"/>
    </style:style>
    <style:style style:name="T62" style:family="text">
      <style:text-properties fo:font-style="normal" officeooo:rsid="002134f9" style:font-style-asian="normal" style:font-style-complex="normal"/>
    </style:style>
    <style:style style:name="T63" style:family="text">
      <style:text-properties fo:font-style="normal" officeooo:rsid="0022e981" style:font-style-asian="normal" style:font-style-complex="normal"/>
    </style:style>
    <style:style style:name="T64" style:family="text">
      <style:text-properties fo:font-style="normal" officeooo:rsid="0029cf32" style:font-style-asian="normal" style:font-style-complex="normal"/>
    </style:style>
    <style:style style:name="T65" style:family="text">
      <style:text-properties fo:font-style="normal" officeooo:rsid="0035da6c" style:font-style-asian="normal" style:font-style-complex="normal"/>
    </style:style>
    <style:style style:name="T66" style:family="text">
      <style:text-properties fo:font-style="normal" officeooo:rsid="0036045d" style:font-style-asian="normal" style:font-style-complex="normal"/>
    </style:style>
    <style:style style:name="T67" style:family="text">
      <style:text-properties fo:font-style="normal" officeooo:rsid="00375147" style:font-style-asian="normal" style:font-style-complex="normal"/>
    </style:style>
    <style:style style:name="T68" style:family="text">
      <style:text-properties fo:font-style="normal" officeooo:rsid="0040b1a9" style:font-style-asian="normal" style:font-style-complex="normal"/>
    </style:style>
    <style:style style:name="T69" style:family="text">
      <style:text-properties fo:font-style="normal" officeooo:rsid="0041c420" style:font-style-asian="normal" style:font-style-complex="normal"/>
    </style:style>
    <style:style style:name="T70" style:family="text">
      <style:text-properties fo:font-style="normal" officeooo:rsid="00429301" style:font-style-asian="normal" style:font-style-complex="normal"/>
    </style:style>
    <style:style style:name="T71" style:family="text">
      <style:text-properties fo:font-style="normal" officeooo:rsid="0046b468" style:font-style-asian="normal" style:font-style-complex="normal"/>
    </style:style>
    <style:style style:name="T72" style:family="text">
      <style:text-properties fo:font-style="normal" officeooo:rsid="004745c4" style:font-style-asian="normal" style:font-style-complex="normal"/>
    </style:style>
    <style:style style:name="T73" style:family="text">
      <style:text-properties fo:font-style="normal" style:text-underline-style="none" officeooo:rsid="000880e7" style:language-asian="es" style:country-asian="ES" style:font-style-asian="normal" style:font-style-complex="normal"/>
    </style:style>
    <style:style style:name="T74" style:family="text">
      <style:text-properties officeooo:rsid="000880e7"/>
    </style:style>
    <style:style style:name="T75" style:family="text">
      <style:text-properties officeooo:rsid="0031f473"/>
    </style:style>
    <style:style style:name="T76" style:family="text">
      <style:text-properties officeooo:rsid="0035da6c"/>
    </style:style>
    <style:style style:name="T77" style:family="text">
      <style:text-properties officeooo:rsid="0040b1a9"/>
    </style:style>
    <style:style style:name="T78" style:family="text">
      <style:text-properties officeooo:rsid="00452a2c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STEMA DE COMUNICACIÓN ENTRE VEHÍCULOS DE EMERGENCIA</text:p>
      <text:h text:style-name="P15" text:outline-level="1"><text:span text:style-name="T78">Integrantes del grupo</text:span></text:h>
      <text:p text:style-name="P29"><text:span text:style-name="T22">Alonso Núñez, Mario</text:span></text:p>
      <text:p text:style-name="P29"><text:span text:style-name="T22">Leal Castaño, Alejandro</text:span></text:p>
      <text:h text:style-name="P14" text:outline-level="1"><text:bookmark-start text:name="__RefHeading___Toc327_2952987878"/>Descripción del sistema<text:bookmark-end text:name="__RefHeading___Toc327_2952987878"/></text:h>
      <text:p text:style-name="P1">El presente sistema pretende modelar la comunicación entre los diferentes vehículos de emergencias que pertenece<text:span text:style-name="T75">n</text:span> a una misma unidad, tanto entre sí como con un sistema de monitorización central. <text:span text:style-name="T21">Dentro del sistema podemos definir dos tipos de nodos:</text:span></text:p>
      <text:list xml:id="list3546605305" text:style-name="L1">
        <text:list-item>
          <text:p text:style-name="P24"><text:span text:style-name="Fuente_20_de_20_párrafo_20_predeter."><text:span text:style-name="T1">Nodo vehículo:</text:span></text:span><text:span text:style-name="Fuente_20_de_20_párrafo_20_predeter."><text:span text:style-name="T3"> Representa a uno de los vehículos que componen el sistema, </text:span></text:span><text:span text:style-name="Fuente_20_de_20_párrafo_20_predeter."><text:span text:style-name="T10">monitoriza</text:span></text:span><text:span text:style-name="Fuente_20_de_20_párrafo_20_predeter."><text:span text:style-name="T3"> el estado del vehículo </text:span></text:span><text:span text:style-name="Fuente_20_de_20_párrafo_20_predeter."><text:span text:style-name="T8">e</text:span></text:span><text:span text:style-name="Fuente_20_de_20_párrafo_20_predeter."><text:span text:style-name="T3"> informa de </text:span></text:span><text:span text:style-name="Fuente_20_de_20_párrafo_20_predeter."><text:span text:style-name="T10">las emergencias del mismo.</text:span></text:span><text:span text:style-name="Fuente_20_de_20_párrafo_20_predeter."><text:span text:style-name="T4"> </text:span></text:span><text:span text:style-name="Fuente_20_de_20_párrafo_20_predeter."><text:span text:style-name="T10">P</text:span></text:span><text:span text:style-name="Fuente_20_de_20_párrafo_20_predeter."><text:span text:style-name="T4">eriféricos:</text:span></text:span></text:p>
          <text:list>
            <text:list-item>
              <text:p text:style-name="P23"><text:span text:style-name="Fuente_20_de_20_párrafo_20_predeter."><text:span text:style-name="T2">Pantalla LCD:</text:span></text:span><text:span text:style-name="Fuente_20_de_20_párrafo_20_predeter."><text:span text:style-name="T18"> </text:span></text:span><text:span text:style-name="Fuente_20_de_20_párrafo_20_predeter."><text:span text:style-name="T19">Muestra </text:span></text:span><text:span text:style-name="Fuente_20_de_20_párrafo_20_predeter."><text:span text:style-name="T18">información a los usuarios que integran vehículo. </text:span></text:span><text:a xlink:type="simple" xlink:href="https://www.amazon.es/AZDelivery-HD44780-visualización-16-caracteres-Arduino/dp/B079T264ZZ/ref=sr_1_5?crid=3NPDPA4DMBE29&amp;keywords=pantalla%2Blcd%2Barduino&amp;qid=1679407581&amp;sprefix=pantalla%2BLCD%2Bar%2Caps%2C459&amp;sr=8-5&amp;th=1" text:style-name="Internet_20_link" text:visited-style-name="Visited_20_Internet_20_Link"><text:span text:style-name="Fuente_20_de_20_párrafo_20_predeter."><text:span text:style-name="T20">Ejemplo</text:span></text:span></text:a></text:p>
            </text:list-item>
            <text:list-item>
              <text:p text:style-name="P25"><text:span text:style-name="Fuente_20_de_20_párrafo_20_predeter."><text:span text:style-name="T2">Teclado:</text:span></text:span><text:span text:style-name="Fuente_20_de_20_párrafo_20_predeter."><text:span text:style-name="T18"> Periférico de entrada </text:span></text:span><text:span text:style-name="Fuente_20_de_20_párrafo_20_predeter."><text:span text:style-name="T20">para la interacción con el sistema</text:span></text:span><text:span text:style-name="Fuente_20_de_20_párrafo_20_predeter."><text:span text:style-name="T18">. </text:span></text:span><text:a xlink:type="simple" xlink:href="https://www.amazon.es/AZDelivery-colección-teclado-numérico-incluido/dp/B08B3JR8W9/ref=sr_1_6?__mk_es_ES=ÅMÅŽÕÑ&amp;crid=1HYWSGS4KGBLZ&amp;keywords=teclado+qwerty+arduino&amp;qid=1679407890&amp;sprefix=teclado+qwert+arduino%2Caps%2C97&amp;sr=8-6" text:style-name="Internet_20_link" text:visited-style-name="Visited_20_Internet_20_Link"><text:span text:style-name="Fuente_20_de_20_párrafo_20_predeter."><text:span text:style-name="T20">Ejemplo</text:span></text:span></text:a></text:p>
            </text:list-item>
            <text:list-item>
              <text:p text:style-name="P23"><text:span text:style-name="T43">Acelerómetro</text:span><text:span text:style-name="T42">: </text:span><text:span text:style-name="T46">Obtiene información sobre la velocidad del vehículo</text:span><text:span text:style-name="T47">. </text:span><text:a xlink:type="simple" xlink:href="https://www.amazon.es/ADXL345-Módulo-aceleración-Acelerómetro-Arduino-Raspberry/dp/B07F8831KH/ref=sr_1_2_sspa?__mk_es_ES=ÅMÅŽÕÑ&amp;crid=2I984ED89GV1K&amp;keywords=acelerometro+arduino&amp;qid=1679408418&amp;sprefix=acelerometro+arduino%2Caps%2C100&amp;sr=8-2-spons&amp;sp_csd=d2lkZ2V0TmFtZT1zcF9hdGY&amp;psc=1" text:style-name="Internet_20_link" text:visited-style-name="Visited_20_Internet_20_Link"><text:span text:style-name="T50">Ejemplo</text:span></text:a></text:p>
            </text:list-item>
            <text:list-item>
              <text:p text:style-name="P26"><text:span text:style-name="T44">Sensor de temperatura </text:span><text:span text:style-name="T45">y humedad</text:span><text:span text:style-name="T44">: </text:span><text:span text:style-name="T48">Mide</text:span><text:span text:style-name="T49"> temperatura </text:span><text:span text:style-name="T51">y</text:span><text:span text:style-name="T49"> humedad <text:s/></text:span><text:a xlink:type="simple" xlink:href="https://www.amazon.es/Fasizi-humedad-temperatura-digital-Raspberry/dp/B09Z2B6LVP/ref=sr_1_8?keywords=sensor+de+humedad+arduino&amp;qid=1679407096&amp;sprefix=sensor+de+humedad+ar%2Caps%2C93&amp;sr=8-8" text:style-name="Internet_20_link" text:visited-style-name="Visited_20_Internet_20_Link"><text:span text:style-name="T50">Ejemplo</text:span></text:a></text:p>
            </text:list-item>
            <text:list-item>
              <text:p text:style-name="P23"><text:span text:style-name="T42">Sensores de colisión: </text:span><text:span text:style-name="T46">Detectan la producción de impactos sobre el vehículo.</text:span></text:p>
            </text:list-item>
            <text:list-item>
              <text:p text:style-name="P23"><text:span text:style-name="T42">Módulo wi-fi: </text:span><text:span text:style-name="T46">Utilizado para comunicarse con los demás nodos </text:span><text:span text:style-name="T50">y la central.</text:span></text:p>
            </text:list-item>
          </text:list>
        </text:list-item>
        <text:list-item>
          <text:p text:style-name="P23"><text:span text:style-name="Fuente_20_de_20_párrafo_20_predeter."><text:span text:style-name="T1">Nodo servidor:</text:span></text:span><text:span text:style-name="Fuente_20_de_20_párrafo_20_predeter."><text:span text:style-name="T3"> </text:span></text:span><text:span text:style-name="Fuente_20_de_20_párrafo_20_predeter."><text:span text:style-name="T10">Muestra</text:span></text:span><text:span text:style-name="Fuente_20_de_20_párrafo_20_predeter."><text:span text:style-name="T3"> </text:span></text:span><text:span text:style-name="Fuente_20_de_20_párrafo_20_predeter."><text:span text:style-name="T7">y transmitir</text:span></text:span><text:span text:style-name="Fuente_20_de_20_párrafo_20_predeter."><text:span text:style-name="T3"> información sobre el estado de los diferentes vehículos y </text:span></text:span><text:span text:style-name="Fuente_20_de_20_párrafo_20_predeter."><text:span text:style-name="T7">sus integrantes </text:span></text:span><text:span text:style-name="Fuente_20_de_20_párrafo_20_predeter."><text:span text:style-name="T10">al resto del nodos de la unidad</text:span></text:span><text:span text:style-name="Fuente_20_de_20_párrafo_20_predeter."><text:span text:style-name="T7">. </text:span></text:span><text:span text:style-name="Fuente_20_de_20_párrafo_20_predeter."><text:span text:style-name="T10"><text:s/>Se trata de un ordenador.</text:span></text:span></text:p>
        </text:list-item>
      </text:list>
      <text:h text:style-name="P16" text:outline-level="2"><text:bookmark-start text:name="__RefHeading___Toc331_2952987878"/><text:span text:style-name="Título_20_1_20_Car">Descubrimiento de</text:span><text:span text:style-name="Título_20_1_20_Car"><text:span text:style-name="T74"> compañeros</text:span></text:span><text:span text:style-name="Título_20_1_20_Car"> </text:span><text:bookmark-end text:name="__RefHeading___Toc331_2952987878"/></text:h>
      <text:p text:style-name="P3"><text:span text:style-name="Fuente_20_de_20_párrafo_20_predeter."><text:span text:style-name="T22">El descubrimiento de </text:span></text:span><text:span text:style-name="Fuente_20_de_20_párrafo_20_predeter."><text:span text:style-name="T24">aquellos nodos que</text:span></text:span><text:span text:style-name="Fuente_20_de_20_párrafo_20_predeter."><text:span text:style-name="T22"> </text:span></text:span><text:span text:style-name="Fuente_20_de_20_párrafo_20_predeter."><text:span text:style-name="T23">forman parte del mismo sistema, </text:span></text:span><text:span text:style-name="Fuente_20_de_20_párrafo_20_predeter."><text:span text:style-name="T26">(</text:span></text:span><text:span text:style-name="Fuente_20_de_20_párrafo_20_predeter."><text:span text:style-name="T27">compañeros</text:span></text:span><text:span text:style-name="Fuente_20_de_20_párrafo_20_predeter."><text:span text:style-name="T28">)</text:span></text:span><text:span text:style-name="Fuente_20_de_20_párrafo_20_predeter."><text:span text:style-name="T27">,</text:span></text:span><text:span text:style-name="Fuente_20_de_20_párrafo_20_predeter."><text:span text:style-name="T22"> se lleva a cabo mediante mensaje</text:span></text:span><text:span text:style-name="Fuente_20_de_20_párrafo_20_predeter."><text:span text:style-name="T26">s</text:span></text:span><text:span text:style-name="Fuente_20_de_20_párrafo_20_predeter."><text:span text:style-name="T22"> de tipo </text:span></text:span><text:span text:style-name="Fuente_20_de_20_párrafo_20_predeter."><text:span text:style-name="T27">HELLO</text:span></text:span><text:span text:style-name="Fuente_20_de_20_párrafo_20_predeter."><text:span text:style-name="T22">, </text:span></text:span><text:span text:style-name="Fuente_20_de_20_párrafo_20_predeter."><text:span text:style-name="T26">los cuales</text:span></text:span><text:span text:style-name="Fuente_20_de_20_párrafo_20_predeter."><text:span text:style-name="T22"> </text:span></text:span><text:span text:style-name="Fuente_20_de_20_párrafo_20_predeter."><text:span text:style-name="T26">son</text:span></text:span><text:span text:style-name="Fuente_20_de_20_párrafo_20_predeter."><text:span text:style-name="T22"> emitido</text:span></text:span><text:span text:style-name="Fuente_20_de_20_párrafo_20_predeter."><text:span text:style-name="T26">s</text:span></text:span><text:span text:style-name="Fuente_20_de_20_párrafo_20_predeter."><text:span text:style-name="T22"> de forma periódica cada </text:span></text:span><text:span text:style-name="Fuente_20_de_20_párrafo_20_predeter."><text:span text:style-name="T23">2</text:span></text:span><text:span text:style-name="Fuente_20_de_20_párrafo_20_predeter."><text:span text:style-name="T22"> segundos y contiene el número de identificació</text:span></text:span><text:span text:style-name="Fuente_20_de_20_párrafo_20_predeter."><text:span text:style-name="T26">n del vehículo y su unidad.</text:span></text:span></text:p>
      <text:p text:style-name="P3"><text:span text:style-name="Fuente_20_de_20_párrafo_20_predeter."><text:span text:style-name="T3">Cuando un nodo recibe un mensaje </text:span></text:span><text:span text:style-name="Fuente_20_de_20_párrafo_20_predeter."><text:span text:style-name="T11">HELLO</text:span></text:span><text:span text:style-name="Fuente_20_de_20_párrafo_20_predeter."><text:span text:style-name="T3"> </text:span></text:span><text:span text:style-name="Fuente_20_de_20_párrafo_20_predeter."><text:span text:style-name="T5">proveniente de un compañero que no tiene registrado, </text:span></text:span><text:span text:style-name="Fuente_20_de_20_párrafo_20_predeter."><text:span text:style-name="T3">guardará la información del emisor para poder comunicarse posteriormente con él, </text:span></text:span><text:span text:style-name="Fuente_20_de_20_párrafo_20_predeter."><text:span text:style-name="T5">asociará a la misma un contador inicializado a cero </text:span></text:span><text:span text:style-name="Fuente_20_de_20_párrafo_20_predeter."><text:span text:style-name="T9">y será</text:span></text:span><text:span text:style-name="Fuente_20_de_20_párrafo_20_predeter."><text:span text:style-name="T6"> marcado como </text:span></text:span><text:span text:style-name="Fuente_20_de_20_párrafo_20_predeter."><text:span text:style-name="T12">habilitado.</text:span></text:span></text:p>
      <text:p text:style-name="P5"><text:span text:style-name="Fuente_20_de_20_párrafo_20_predeter."><text:span text:style-name="T16">Lo</text:span></text:span><text:span text:style-name="Fuente_20_de_20_párrafo_20_predeter."><text:span text:style-name="T15">s nodos de tipo </text:span></text:span><text:span text:style-name="Fuente_20_de_20_párrafo_20_predeter."><text:span text:style-name="T13">servidor </text:span></text:span><text:span text:style-name="Fuente_20_de_20_párrafo_20_predeter."><text:span text:style-name="T15">saben en todo momento la información relacionada con cada una de las unidades y </text:span></text:span><text:span text:style-name="Fuente_20_de_20_párrafo_20_predeter."><text:span text:style-name="T17">sus</text:span></text:span><text:span text:style-name="Fuente_20_de_20_párrafo_20_predeter."><text:span text:style-name="T15"> vehículos </text:span></text:span><text:span text:style-name="Fuente_20_de_20_párrafo_20_predeter."><text:span text:style-name="T17">Estos nodos </text:span></text:span><text:span text:style-name="Fuente_20_de_20_párrafo_20_predeter."><text:span text:style-name="T14">no envían mensajes de tipo </text:span></text:span><text:span text:style-name="Fuente_20_de_20_párrafo_20_predeter."><text:span text:style-name="T12">HELLO.</text:span></text:span></text:p>
      <text:h text:style-name="P17" text:outline-level="2"><text:bookmark-start text:name="__RefHeading___Toc333_2952987878"/><text:span text:style-name="Título_20_1_20_Car"><text:span text:style-name="T74">Compañeros inalcanzables</text:span></text:span><text:bookmark-end text:name="__RefHeading___Toc333_2952987878"/></text:h>
      <text:p text:style-name="P2"><text:span text:style-name="Fuente_20_de_20_párrafo_20_predeter."><text:span text:style-name="T22">Cuando un nodo recibe un mensaje </text:span></text:span><text:span text:style-name="Fuente_20_de_20_párrafo_20_predeter."><text:span text:style-name="T29">HELLO</text:span></text:span> proveniente de <text:span text:style-name="T77">un</text:span> <text:span text:style-name="T29">vehículo</text:span> <text:span text:style-name="T74">el cual ya tiene registrado</text:span>, este reiniciará el contador asociado <text:span text:style-name="T77">al mismo</text:span>. En<text:span text:style-name="Fuente_20_de_20_párrafo_20_predeter."><text:span text:style-name="T22"> el caso de que </text:span></text:span><text:span text:style-name="Fuente_20_de_20_párrafo_20_predeter."><text:span text:style-name="T25">se tarde</text:span></text:span><text:span text:style-name="Fuente_20_de_20_párrafo_20_predeter."><text:span text:style-name="T22"> más de </text:span></text:span><text:span text:style-name="Fuente_20_de_20_párrafo_20_predeter."><text:span text:style-name="T25">4</text:span></text:span><text:span text:style-name="Fuente_20_de_20_párrafo_20_predeter."><text:span text:style-name="T23"> </text:span></text:span><text:span text:style-name="Fuente_20_de_20_párrafo_20_predeter."><text:span text:style-name="T73">segundos</text:span></text:span><text:span text:style-name="Fuente_20_de_20_párrafo_20_predeter."><text:span text:style-name="T22"> sin recibir un mensaje </text:span></text:span><text:span text:style-name="Fuente_20_de_20_párrafo_20_predeter."><text:span text:style-name="T27">HELLO</text:span></text:span> de alguno de los nodo<text:span text:style-name="T77">s</text:span> <text:span text:style-name="T29">vehículo</text:span> que <text:span text:style-name="T77">conocidos</text:span>, <text:span text:style-name="T77">se </text:span>asumirá que este no se encuentra <text:span text:style-name="T74">disponible</text:span> y lo <text:span text:style-name="T74">marcará como </text:span><text:span text:style-name="T30">inalcanzable</text:span><text:span text:style-name="T74">.</text:span></text:p>
      <text:p text:style-name="P4"><text:span text:style-name="T77">Si se </text:span>recib<text:span text:style-name="T77">e</text:span> un mensaje <text:span text:style-name="Fuente_20_de_20_párrafo_20_predeter."><text:span text:style-name="T29">HELLO</text:span></text:span> de un nodo vehículo que <text:span text:style-name="T74">se encuentra marcado como</text:span><text:span text:style-name="T30"> inalcanzable</text:span><text:span text:style-name="T53">, </text:span><text:span text:style-name="T54">este volverá a el estado </text:span><text:span text:style-name="T31">habilitado</text:span><text:span text:style-name="T54"> y el contador asignado al mismo se reiniciará.</text:span></text:p>
      <text:h text:style-name="P18" text:outline-level="2"><text:bookmark-start text:name="__RefHeading___Toc543_2952987878"/><text:soft-page-break/><text:span text:style-name="Título_20_1_20_Car">Monitorización del estado del vehículo</text:span><text:bookmark-end text:name="__RefHeading___Toc543_2952987878"/></text:h>
      <text:p text:style-name="P2"><text:span text:style-name="T76">Con el fin de que cada nodo conozca el estado en tiempo real de sus </text:span><text:span text:style-name="T65">compañeros, dentro de los mensajes de tipo </text:span><text:span text:style-name="T38">HELLO </text:span><text:span text:style-name="T65">se envía un campo de información que contiene </text:span><text:span text:style-name="T71">los siguientes datos obtenidos de los diferentes periféricos del </text:span><text:span text:style-name="T40">vehículo</text:span><text:span text:style-name="T65">:</text:span></text:p>
      <text:list xml:id="list2744443556" text:style-name="L2">
        <text:list-item>
          <text:p text:style-name="P27">Velocidad actual del vehículo.</text:p>
        </text:list-item>
        <text:list-item>
          <text:p text:style-name="P28">Temperatura en torno al vehículo.</text:p>
        </text:list-item>
        <text:list-item>
          <text:p text:style-name="P28">Nivel de humedad en torno al vehículo.</text:p>
        </text:list-item>
      </text:list>
      <text:h text:style-name="P19" text:outline-level="2"><text:bookmark-start text:name="__RefHeading___Toc548_2952987878"/><text:span text:style-name="Título_20_1_20_Car">Mensajes de emergencias</text:span><text:bookmark-end text:name="__RefHeading___Toc548_2952987878"/></text:h>
      <text:p text:style-name="P8"><text:span text:style-name="T52">Estos mensajes son de tipo </text:span><text:span text:style-name="T29">EMERGENCY, </text:span><text:span text:style-name="T68">serán</text:span><text:span text:style-name="T55"> emitidos hacia todos los nodos </text:span><text:span text:style-name="T32">compañeros</text:span><text:span text:style-name="T55"> </text:span><text:span text:style-name="T68">marcados como</text:span><text:span text:style-name="T39"> habilitado</text:span><text:span text:style-name="T32"> </text:span><text:span text:style-name="T52">y contienen información exclusiva sobre todas </text:span><text:span text:style-name="T56">las</text:span><text:span text:style-name="T52"> situaciones de emergencia </text:span><text:span text:style-name="T57">en las </text:span><text:span text:style-name="T52">que el vehículo se encuentra en dicho momento.</text:span></text:p>
      <text:p text:style-name="P7"><text:span text:style-name="T59">Cuando </text:span><text:span text:style-name="T68">se recibe un nodo</text:span><text:span text:style-name="T39"> servidor recibe </text:span><text:span text:style-name="T68">mensaje</text:span><text:span text:style-name="T34"> </text:span><text:span text:style-name="T35">EMERGENCY </text:span><text:span text:style-name="T60">asentirá al </text:span><text:span text:style-name="T68">mismo</text:span><text:span text:style-name="T60"> mediante un mensaje del tipo </text:span><text:span text:style-name="T34">ACK EMERGENCY</text:span><text:span text:style-name="T60">, donde detallará</text:span><text:span text:style-name="T61"> </text:span><text:span text:style-name="T68">los mensajes a los que se está asintiendo.</text:span></text:p>
      <text:p text:style-name="P9"><text:span text:style-name="T68">Si un nodo</text:span><text:span text:style-name="T52"> </text:span><text:span text:style-name="T29">vehículo</text:span><text:span text:style-name="T52"> recib</text:span><text:span text:style-name="T68">e</text:span><text:span text:style-name="T52"> un mensaje </text:span><text:span text:style-name="T29">EMERGENCY</text:span><text:span text:style-name="T52"> este no </text:span><text:span text:style-name="T64">enviará ningún mensaje de asentimiento al mismo</text:span><text:span text:style-name="T52">. </text:span><text:span text:style-name="T64">Sin embargo, en el caso dicho nodo mantenga una comunicación estable con un nodo de tipo </text:span><text:span text:style-name="T37">servidor</text:span><text:span text:style-name="T64">, reenviará el mensaje hacia el mismo.</text:span></text:p>
      <text:p text:style-name="P12"><text:span text:style-name="T52">Esto puede provocar que un nodo </text:span><text:span text:style-name="T29">servidor</text:span><text:span text:style-name="T52"> reciba varios mensajes </text:span><text:span text:style-name="T29">EMERGENCY</text:span><text:span text:style-name="T52"> provenientes de distintos nodos </text:span><text:span text:style-name="T29">vehículo</text:span><text:span text:style-name="T52">, aunque con el mismo emisor inicial. Todos los mensajes deben ser respondidas con un </text:span><text:span text:style-name="T29">ACK EMERGENCY</text:span><text:span text:style-name="T52"> por parte del nodo </text:span><text:span text:style-name="T29">servidor</text:span><text:span text:style-name="T70"> y seguirán el mismo camino pero en dirección inversa.</text:span></text:p>
      <text:p text:style-name="P11"><text:span text:style-name="T61">C</text:span><text:span text:style-name="T52">uando el nodo </text:span><text:span text:style-name="T29">vehículo</text:span><text:span text:style-name="T52"> </text:span><text:span text:style-name="T69">recibe el</text:span><text:span text:style-name="T52"> mensaje </text:span><text:span text:style-name="T29">ACK EMERGENCY</text:span><text:span text:style-name="T52">, entonces actualizará </text:span><text:span text:style-name="T70">dich</text:span><text:span text:style-name="T52">os datos como </text:span><text:span text:style-name="T29">asentidos </text:span><text:span text:style-name="T52">y dejará de incluirlos en los próximos mensajes </text:span><text:span text:style-name="T29">EMERGENCY</text:span><text:span text:style-name="T52">. </text:span></text:p>
      <text:p text:style-name="P11"><text:span text:style-name="T52">En el caso de que todas las </text:span><text:span text:style-name="T69">emergencias</text:span><text:span text:style-name="T52"> hayan sido atendidas, el nodo </text:span><text:span text:style-name="T29">vehículo</text:span><text:span text:style-name="T52"> dejará de emitir </text:span><text:span text:style-name="T69">los</text:span><text:span text:style-name="T52"> mensajes. </text:span><text:span text:style-name="T69">Si un nodo</text:span><text:span text:style-name="T64"> recib</text:span><text:span text:style-name="T69">e</text:span><text:span text:style-name="T64"> mensajes </text:span><text:span text:style-name="T37">ACK EMERGENCY </text:span><text:span text:style-name="T64">que asienten emergencias que ya </text:span><text:span text:style-name="T37">asentidas </text:span><text:span text:style-name="T64">no se realiza ninguna acción adicional.</text:span></text:p>
      <text:h text:style-name="P21" text:outline-level="3"><text:bookmark-start text:name="__RefHeading___Toc556_2952987878"/>Emergencia: Choque registrado<text:bookmark-end text:name="__RefHeading___Toc556_2952987878"/></text:h>
      <text:p text:style-name="P6"><text:span text:style-name="T57">E</text:span><text:span text:style-name="T58">n el caso de que uno de los detectores de colisión situados en torno al vehículo detecte la producción de un choque, </text:span><text:span text:style-name="T69">el </text:span><text:span text:style-name="T33">vehículo</text:span><text:span text:style-name="T58"> registrará </text:span><text:span text:style-name="T69">la </text:span><text:span text:style-name="T58">emergencia </text:span><text:span text:style-name="T69">marcándola</text:span><text:span text:style-name="T62"> como</text:span><text:span text:style-name="T36"> no atendida</text:span><text:span text:style-name="T33"> </text:span><text:span text:style-name="T58">y procederá a enviar </text:span><text:span text:style-name="T63">los correspondientes</text:span><text:span text:style-name="T58"> mensajes de tipo </text:span><text:span text:style-name="T33">EMERGENCY</text:span><text:span text:style-name="T58">.</text:span></text:p>
      <text:h text:style-name="P22" text:outline-level="3"><text:bookmark-start text:name="__RefHeading___Toc575_2952987878"/>Emergencia: Activación manual<text:bookmark-end text:name="__RefHeading___Toc575_2952987878"/></text:h>
      <text:p text:style-name="P10"><text:span text:style-name="T69">El equipo del vehículo puede</text:span><text:span text:style-name="T52"> solicitar un mensaje de emergencia manual </text:span><text:span text:style-name="T66">m</text:span><text:span text:style-name="T52">ediante la interacción con el teclado </text:span><text:span text:style-name="T69">y la pantalla LCD </text:span><text:span text:style-name="T52">del nodo </text:span><text:span text:style-name="T29">vehículo</text:span><text:span text:style-name="T52"> en cuestión.</text:span></text:p>
      <text:h text:style-name="P20" text:outline-level="2"><text:bookmark-start text:name="__RefHeading___Toc1116_280736485"/><text:span text:style-name="Título_20_1_20_Car"><text:span text:style-name="T52">Mensajes de </text:span></text:span><text:span text:style-name="Título_20_1_20_Car"><text:span text:style-name="T67">Actualización</text:span></text:span><text:bookmark-end text:name="__RefHeading___Toc1116_280736485"/></text:h>
      <text:p text:style-name="P30"><text:span text:style-name="T52">El nodo </text:span><text:span text:style-name="T29">servidor </text:span><text:span text:style-name="T52">enviará mensajes de tipo </text:span><text:span text:style-name="T29">UPDATE</text:span><text:span text:style-name="T52"> </text:span><text:span text:style-name="T72">cada 5s</text:span><text:span text:style-name="T52">, los cuales contienen información sobre la situación actual </text:span><text:span text:style-name="T72">de los</text:span><text:span text:style-name="T52"> nodos que forman parte del mismo sistema. </text:span></text:p>
      <text:p text:style-name="P30"><text:span text:style-name="T72">Dentro de estos se indicará</text:span><text:span text:style-name="T52"> aquellos</text:span><text:span text:style-name="T69"> nodos</text:span><text:span text:style-name="T52"> que el servidor tiene marcado como </text:span><text:span text:style-name="T29">inalcanzables</text:span><text:span text:style-name="T52">, </text:span><text:span text:style-name="T69">de modo que si </text:span><text:span text:style-name="T52">un </text:span><text:span text:style-name="T29">vehículo</text:span><text:span text:style-name="T52"> dispone de una conexión directa </text:span><text:span text:style-name="T69">con los mismos les</text:span><text:span text:style-name="T52"> reenviará el mensaje. </text:span><text:span text:style-name="T72">Estos </text:span><text:span text:style-name="T52">no serán asentidos y llevarán una marca </text:span><text:span text:style-name="T72">temporal</text:span><text:span text:style-name="T69"> evitar mensajes antigu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4" style:display-name="Heading 4" style:family="paragraph" style:parent-style-name="Normal" style:default-outline-level="4" style:class="text">
      <style:paragraph-properties fo:margin-top="0.349cm" fo:margin-bottom="0cm" style:contextual-spacing="false" fo:line-height="115%" fo:hyphenation-ladder-count="no-limit" fo:keep-with-next="always"/>
      <style:text-properties fo:color="#4f81bd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15%" fo:hyphenation-ladder-count="no-limit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western" style:family="paragraph" style:parent-style-name="Normal">
      <style:paragraph-properties fo:margin-top="0.176cm" fo:margin-bottom="0.25cm" style:contextual-spacing="false" fo:line-height="115%" fo:hyphenation-ladder-count="no-limit"/>
      <style:text-properties fo:color="#000000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language-asian="es" style:country-asian="ES" style:font-name-complex="Calibri" style:font-family-complex="Calibri" style:font-family-generic-complex="swiss" style:font-pitch-complex="variable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Título_20_4_20_Car" style:display-name="Título 4 Car" style:family="text" style:parent-style-name="Fuente_20_de_20_párrafo_20_predeter.">
      <style:text-properties fo:color="#4f81bd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Mario Alonso Núñez</meta:initial-creator>
    <meta:creation-date>2023-02-22T14:01:00Z</meta:creation-date>
    <dc:date>2023-03-24T12:22:41.199070665</dc:date>
    <meta:editing-cycles>65</meta:editing-cycles>
    <meta:editing-duration>PT6H23M45S</meta:editing-duration>
    <meta:document-statistic meta:table-count="0" meta:image-count="0" meta:object-count="0" meta:page-count="2" meta:paragraph-count="40" meta:word-count="816" meta:character-count="5105" meta:non-whitespace-character-count="4335"/>
    <meta:template xlink:type="simple" xlink:actuate="onRequest" xlink:title="" xlink:href="../../teoria/tema2/descripcionSistemaSED.odt/Normal"/>
  </office:meta>
</office:document-meta>
</file>